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Basic/Standard/rand_number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Dialogs/Standard/rand_form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6.933cm" fo:margin-left="0.09cm" table:align="left"/>
    </style:style>
    <style:style style:name="Таблица1.A" style:family="table-column">
      <style:table-column-properties style:column-width="1.799cm"/>
    </style:style>
    <style:style style:name="Таблица1.B" style:family="table-column">
      <style:table-column-properties style:column-width="1.905cm"/>
    </style:style>
    <style:style style:name="Таблица1.C" style:family="table-column">
      <style:table-column-properties style:column-width="1.879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I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text-properties fo:language="en" fo:country="US" officeooo:rsid="0027d6b9" officeooo:paragraph-rsid="0027d6b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B"/>
        <table:table-column table:style-name="Таблица1.C" table:number-columns-repeated="2"/>
        <table:table-column table:style-name="Таблица1.B"/>
        <table:table-column table:style-name="Таблица1.C"/>
        <table:table-column table:style-name="Таблица1.B"/>
        <table:table-row>
          <table:table-cell table:style-name="Таблица1.A1" office:value-type="string">
            <text:p text:style-name="P1">A</text:p>
          </table:table-cell>
          <table:table-cell table:style-name="Таблица1.A1" office:value-type="string">
            <text:p text:style-name="P1">B</text:p>
          </table:table-cell>
          <table:table-cell table:style-name="Таблица1.A1" office:value-type="string">
            <text:p text:style-name="P1">c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I1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D</text:p>
          </table:table-cell>
          <table:table-cell table:style-name="Таблица1.A2" office:value-type="string">
            <text:p text:style-name="P1">E</text:p>
          </table:table-cell>
          <table:table-cell table:style-name="Таблица1.A2" office:value-type="string">
            <text:p text:style-name="P1">F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I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I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4" office:value-type="string">
            <text:p text:style-name="Table_20_Contents">Yo</text:p>
          </table:table-cell>
          <table:table-cell table:style-name="Таблица1.B4" office:value-type="string">
            <text:p text:style-name="Table_20_Contents">Yo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I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4" office:value-type="string">
            <text:p text:style-name="Table_20_Contents">Yo</text:p>
          </table:table-cell>
          <table:table-cell table:style-name="Таблица1.B4" office:value-type="string">
            <text:p text:style-name="Table_20_Contents">Yo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I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4" office:value-type="string">
            <text:p text:style-name="Table_20_Contents">Yo</text:p>
          </table:table-cell>
          <table:table-cell table:style-name="Таблица1.B4" office:value-type="string">
            <text:p text:style-name="Table_20_Contents">Yo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I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4" office:value-type="string">
            <text:p text:style-name="Table_20_Contents">Yo</text:p>
          </table:table-cell>
          <table:table-cell table:style-name="Таблица1.B4" office:value-type="string">
            <text:p text:style-name="Table_20_Contents">Yo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I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I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I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I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I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I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11:19:14.548000000</meta:creation-date>
    <dc:date>2017-06-28T09:29:54.324000000</dc:date>
    <meta:editing-duration>PT1H7M39S</meta:editing-duration>
    <meta:editing-cycles>15</meta:editing-cycles>
    <meta:generator>LibreOffice/5.2.7.2$Windows_x86 LibreOffice_project/2b7f1e640c46ceb28adf43ee075a6e8b8439ed10</meta:generator>
    <meta:document-statistic meta:table-count="1" meta:image-count="0" meta:object-count="0" meta:page-count="1" meta:paragraph-count="14" meta:word-count="14" meta:character-count="22" meta:non-whitespace-character-count="22"/>
  </office:meta>
</office:document-meta>
</file>

<file path=Basic/Standard/rand_numbers.xml><?xml version="1.0" encoding="utf-8"?>
<!DOCTYPE module  PUBLIC '-//OpenOffice.org//DTD OfficeDocument 1.0//EN'  'module.dtd'>
<script:module xmlns:script="http://openoffice.org/2000/script" script:name="rand_numbers" script:language="StarBasic">Dim oDialog as Object

Sub DisplayDialog
	DialogLibraries.loadLibrary("Standard")	
	oDialog = CreateUnoDialog(DialogLibraries.Standard.rand_form)
	oText1 = oDialog.GetControl("TextField1")	
	oDialog.Execute() 
End Sub

Sub PushTheButton
	Dim oText1, oText2, oCheckBox as Object
	Dim LowerBound, UpperBound
	Dim NumFormat as String
	oText1 = oDialog.GetControl("TextField1")
	oText2 = oDialog.GetControl("TextField2")
	oCheckBox = oDialog.GetControl("CheckBox1")
	LowerBound = CDbl(oText1.Text)
	UpperBound = CDbl(oText2.Text)
	FillCells(LowerBound, UpperBound, oCheckBoxState)
End Sub

Function GetRandomNumber(LowerBound, UpperBound) as Double
	Randomize
	Dim Result
	Result = LowerBound + Rnd * (UpperBound - LowerBound)
	GetRandomNumber = Result
End Function

Sub FillCells(LowerBound, UpperBound, State)
	Dim oDoc
	Dim TableName, SelectedRange, CellRange
	Dim oData(), oRow()
	Dim i%, j%
	
	oDoc = ThisComponent
	
	If oDoc.CurrentSelection.ImplementationName &lt;&gt; "SwXTextTableCursor" Then
		Msgbox "Выделите от 2-х ячеек таблицы"
		Exit Sub
	End If
	
	TableName = oDoc.CurrentController.ViewCursor.TextTable.Name
	SelectedRange = oDoc.CurrentSelection.RangeName
	CellRange = oDoc.TextTables.getByName(TableName).getCellRangeByName(SelectedRange)
	oData() = CellRange.getDataArray()
	For i = LBound(oData()) To UBound(oData())
		oRow() = oData(i)
		For j = LBound(oRow()) To UBound(oRow())
			If State = 1 Then
				oRow(j) = Format(GetRandomNumber(LowerBound, UpperBound), "0")
			Else
				oRow(j) = Format(GetRandomNumber(LowerBound, UpperBound), "0.0")

			End If
		Next
	Next
	CellRange.setDataArray(oData())
	
 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nd_number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nd_form"/>
</library:library>
</file>

<file path=Dialogs/Standard/rand_form.xml><?xml version="1.0" encoding="utf-8"?>
<!DOCTYPE window  PUBLIC '-//OpenOffice.org//DTD OfficeDocument 1.0//EN'  'dialog.dtd'>
<dlg:window xmlns:dlg="http://openoffice.org/2000/dialog" xmlns:script="http://openoffice.org/2000/script" dlg:id="rand_form" dlg:left="129" dlg:top="100" dlg:width="86" dlg:height="78" dlg:closeable="true" dlg:moveable="true" dlg:title="Шурик">
  <dlg:bulletinboard>
    <dlg:text dlg:id="Label1" dlg:tab-index="0" dlg:left="6" dlg:top="1" dlg:width="75" dlg:height="15" dlg:value="Введите диапазон чисел " dlg:valign="center"/>
    <dlg:textfield dlg:id="TextField1" dlg:tab-index="1" dlg:left="15" dlg:top="20" dlg:width="25" dlg:height="15"/>
    <dlg:text dlg:id="Label2" dlg:tab-index="2" dlg:left="5" dlg:top="20" dlg:width="10" dlg:height="15" dlg:value="от" dlg:valign="center"/>
    <dlg:text dlg:id="Label3" dlg:tab-index="3" dlg:left="45" dlg:top="20" dlg:width="10" dlg:height="15" dlg:value="до" dlg:valign="center"/>
    <dlg:textfield dlg:id="TextField2" dlg:tab-index="4" dlg:left="55" dlg:top="20" dlg:width="25" dlg:height="15"/>
    <dlg:button dlg:id="CommandButton1" dlg:tab-index="5" dlg:left="21" dlg:top="55" dlg:width="45" dlg:height="18" dlg:value="Сгенерировать">
      <script:event script:event-name="on-performaction" script:macro-name="vnd.sun.star.script:Standard.rand_numbers.PushTheButton?language=Basic&amp;location=document" script:language="Script"/>
    </dlg:button>
    <dlg:checkbox dlg:id="CheckBox1" dlg:tab-index="6" dlg:left="5" dlg:top="41" dlg:width="66" dlg:height="12" dlg:value="Округлить до целых" dlg:checked="false"/>
  </dlg:bulletinboard>
</dlg:window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